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912cm" fo:min-width="1.152cm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15cm" fo:min-width="2.9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15cm" fo:min-width="2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23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92cm" fo:min-width="0.5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23cm" fo:min-width="3.501cm"/>
      <style:paragraph-properties style:writing-mode="lr-tb"/>
    </style:style>
    <style:style style:name="gr7" style:family="graphic" style:parent-style-name="objectwithoutfill">
      <style:graphic-properties svg:stroke-color="#ffffff" draw:marker-end="Arrow" draw:marker-end-width="0.3cm" draw:fill="solid" draw:fill-color="#000000" draw:textarea-vertical-align="middle"/>
      <style:paragraph-properties style:writing-mode="lr-tb"/>
    </style:style>
    <style:style style:name="gr8" style:family="graphic" style:parent-style-name="objectwithoutfill">
      <style:graphic-properties svg:stroke-color="#111111" draw:fill="solid" draw:fill-color="#800080" draw:textarea-vertical-align="middle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12cm" fo:min-width="3.00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18cm" fo:min-width="2.603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18cm" fo:min-width="2.60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2cm" fo:min-width="19.89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01cm" fo:min-width="3.04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7cm" fo:min-width="0.441cm"/>
      <style:paragraph-properties style:writing-mode="lr-tb"/>
    </style:style>
    <style:style style:name="gr16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101cm" fo:min-width="3.04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01cm" fo:min-width="3.047cm"/>
      <style:paragraph-properties style:writing-mode="lr-tb"/>
    </style:style>
    <style:style style:name="gr19" style:family="graphic" style:parent-style-name="objectwithoutfill">
      <style:graphic-properties svg:stroke-color="#ffffff" draw:marker-end="Arrow" draw:marker-end-width="0.3cm" draw:fill="solid" draw:fill-color="#000000" draw:textarea-vertical-align="middle"/>
    </style:style>
    <style:style style:name="gr20" style:family="graphic" style:parent-style-name="objectwithoutfill">
      <style:graphic-properties svg:stroke-color="#111111" draw:fill="solid" draw:fill-color="#800080" draw:textarea-vertical-align="middl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819cm" fo:min-width="0.966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819cm" fo:min-width="0.9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  <style:text-properties fo:font-size="44pt" style:font-size-asian="44pt" style:font-size-complex="44pt"/>
    </style:style>
    <style:style style:name="P5" style:family="paragraph">
      <style:paragraph-properties fo:text-align="center" style:writing-mode="lr-tb"/>
      <style:text-properties fo:font-size="44pt" style:font-size-asian="44pt" style:font-size-complex="44pt"/>
    </style:style>
    <style:style style:name="P6" style:family="paragraph">
      <style:paragraph-properties fo:text-align="center" style:writing-mode="lr-tb"/>
      <style:text-properties fo:font-size="26pt" style:font-size-asian="26pt" style:font-size-complex="26pt"/>
    </style:style>
    <style:style style:name="P7" style:family="paragraph">
      <style:paragraph-properties fo:text-align="center" style:writing-mode="lr-tb"/>
      <style:text-properties fo:font-size="66pt" style:font-size-asian="66pt" style:font-size-complex="66pt"/>
    </style:style>
    <style:style style:name="P8" style:family="paragraph">
      <loext:graphic-properties draw:fill="solid" draw:fill-color="#000000"/>
      <style:paragraph-properties fo:text-align="center"/>
      <style:text-properties fo:font-size="44pt" style:font-size-asian="44pt" style:font-size-complex="44pt"/>
    </style:style>
    <style:style style:name="P9" style:family="paragraph">
      <loext:graphic-properties draw:fill="solid" draw:fill-color="#800080"/>
      <style:paragraph-properties fo:text-align="center"/>
      <style:text-properties fo:font-size="44pt" style:font-size-asian="44pt" style:font-size-complex="44pt"/>
    </style:style>
    <style:style style:name="P10" style:family="paragraph">
      <loext:graphic-properties draw:fill="solid" draw:fill-color="#800080"/>
      <style:paragraph-properties fo:text-align="center" style:writing-mode="lr-tb"/>
      <style:text-properties fo:font-size="44pt" style:font-size-asian="44pt" style:font-size-complex="44pt"/>
    </style:style>
    <style:style style:name="P11" style:family="paragraph">
      <loext:graphic-properties draw:fill-color="#ffffff"/>
      <style:paragraph-properties fo:text-align="center" style:writing-mode="lr-tb"/>
      <style:text-properties fo:font-size="72pt" style:font-size-asian="72pt" style:font-size-complex="72pt"/>
    </style:style>
    <style:style style:name="P12" style:family="paragraph">
      <loext:graphic-properties draw:fill-color="#ffffff"/>
      <style:paragraph-properties fo:text-align="center" style:writing-mode="lr-tb"/>
      <style:text-properties fo:font-size="66pt" style:font-size-asian="66pt" style:font-size-complex="66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40pt" style:font-size-asian="40pt" style:font-size-complex="40pt"/>
    </style:style>
    <style:style style:name="P15" style:family="paragraph">
      <loext:graphic-properties draw:fill-color="#ffffff"/>
      <style:paragraph-properties fo:text-align="center" style:writing-mode="lr-tb"/>
      <style:text-properties fo:font-size="40pt" style:font-size-asian="40pt" style:font-size-complex="40pt"/>
    </style:style>
    <style:style style:name="P16" style:family="paragraph">
      <loext:graphic-properties draw:fill="solid"/>
      <style:paragraph-properties fo:text-align="center" style:writing-mode="lr-tb"/>
      <style:text-properties fo:font-size="40pt" style:font-size-asian="40pt" style:font-size-complex="40pt"/>
    </style:style>
    <style:style style:name="P17" style:family="paragraph">
      <loext:graphic-properties draw:fill="solid" draw:fill-color="#000000"/>
      <style:paragraph-properties fo:text-align="center" style:writing-mode="lr-tb"/>
      <style:text-properties fo:font-size="40pt" style:font-size-asian="40pt" style:font-size-complex="40pt"/>
    </style:style>
    <style:style style:name="P18" style:family="paragraph">
      <loext:graphic-properties draw:fill="solid" draw:fill-color="#800080"/>
      <style:paragraph-properties fo:text-align="center" style:writing-mode="lr-tb"/>
      <style:text-properties fo:font-size="40pt" style:font-size-asian="40pt" style:font-size-complex="4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.652cm" svg:height="1.162cm" svg:x="3.548cm" svg:y="1.815cm">
          <text:p text:style-name="P1"><text:span text:style-name="T1">A</text:span><text:span text:style-name="T1">li</text:span><text:span text:style-name="T1">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9cm" svg:height="1.165cm" svg:x="5.448cm" svg:y="2.939cm">
          <text:p text:style-name="P3"><text:span text:style-name="T2">B</text:span><text:span text:style-name="T2">o</text:span><text:span text:style-name="T2">x </text:span><text:span text:style-name="T2">Id </text:span><text:span text:style-name="T2">+</text:span><text:span text:style-name="T2"><text:line-break/></text:span><text:span text:style-name="T2">m</text:span><text:span text:style-name="T2">ix</text:span><text:span text:style-name="T2">in</text:span><text:span text:style-name="T2">g </text:span><text:span text:style-name="T2">fe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3cm" svg:height="1.965cm" svg:x="2.6cm" svg:y="11.235cm">
          <text:p text:style-name="P3"><text:span text:style-name="T3">P</text:span><text:span text:style-name="T3">o</text:span><text:span text:style-name="T3">o</text:span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4cm" svg:height="1.473cm" svg:x="10.245cm" svg:y="2.8cm">
          <text:p text:style-name="P6"><text:span text:style-name="T4">Mix</text:span><text:span text:style-name="T4">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1.472cm" svg:x="3.6cm" svg:y="2.889cm">
          <text:p text:style-name="P3"><text:span text:style-name="T5"/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7" draw:layer="layout" svg:width="4.001cm" svg:height="1.473cm" svg:x="15.495cm" svg:y="2.8cm">
          <text:p text:style-name="P6"><text:span text:style-name="T4">M</text:span><text:span text:style-name="T4">i</text:span><text:span text:style-name="T4">x</text:span><text:span text:style-name="T4">e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1.473cm" svg:x="20.745cm" svg:y="2.8cm">
          <text:p text:style-name="P6"><text:span text:style-name="T4">Mixer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12.995cm" svg:y1="4.273cm" svg:x2="14.85cm" svg:y2="11.235cm" svg:d="M12995 4273l1855 6962" svg:viewBox="0 0 1856 6963">
          <text:p/>
        </draw:connector>
        <draw:line draw:style-name="gr8" draw:text-style-name="P9" draw:layer="layout" svg:x1="4.35cm" svg:y1="11.235cm" svg:x2="4.35cm" svg:y2="4.361cm">
          <text:p/>
        </draw:line>
        <draw:line draw:style-name="gr8" draw:text-style-name="P10" draw:layer="layout" svg:x1="10.245cm" svg:y1="3.588cm" svg:x2="5.197cm" svg:y2="3.588cm">
          <text:p text:style-name="P3"/>
        </draw:line>
        <draw:line draw:style-name="gr8" draw:text-style-name="P9" draw:layer="layout" svg:x1="12.1cm" svg:y1="11.236cm" svg:x2="12.1cm" svg:y2="4.273cm">
          <text:p/>
        </draw:line>
        <draw:line draw:style-name="gr8" draw:text-style-name="P9" draw:layer="layout" svg:x1="12.6cm" svg:y1="4.361cm" svg:x2="12.6cm" svg:y2="11.235cm">
          <text:p/>
        </draw:line>
        <draw:custom-shape draw:style-name="gr1" draw:text-style-name="P11" draw:layer="layout" svg:width="1.652cm" svg:height="1.162cm" svg:x="11.448cm" svg:y="7.115cm">
          <text:p text:style-name="P1"><text:span text:style-name="T1">Mix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502cm" svg:height="1.162cm" svg:x="2.696cm" svg:y="7.115cm">
          <text:p text:style-name="P6"><text:span text:style-name="T5">Mix box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18.035cm" svg:y1="4.273cm" svg:x2="19.89cm" svg:y2="11.235cm" svg:d="M18035 4273l1855 6962" svg:viewBox="0 0 1856 6963">
          <text:p/>
        </draw:connector>
        <draw:line draw:style-name="gr8" draw:text-style-name="P9" draw:layer="layout" svg:x1="17.14cm" svg:y1="11.236cm" svg:x2="17.14cm" svg:y2="4.273cm">
          <text:p/>
        </draw:line>
        <draw:line draw:style-name="gr8" draw:text-style-name="P9" draw:layer="layout" svg:x1="17.64cm" svg:y1="4.361cm" svg:x2="17.64cm" svg:y2="11.235cm">
          <text:p/>
        </draw:line>
        <draw:custom-shape draw:style-name="gr1" draw:text-style-name="P11" draw:layer="layout" svg:width="1.652cm" svg:height="1.162cm" svg:x="16.488cm" svg:y="7.115cm">
          <text:p text:style-name="P1"><text:span text:style-name="T1">Mix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23.325cm" svg:y1="4.273cm" svg:x2="25.18cm" svg:y2="11.235cm" svg:d="M23325 4273l1855 6962" svg:viewBox="0 0 1856 6963">
          <text:p/>
        </draw:connector>
        <draw:line draw:style-name="gr8" draw:text-style-name="P9" draw:layer="layout" svg:x1="22.43cm" svg:y1="11.236cm" svg:x2="22.43cm" svg:y2="4.273cm">
          <text:p/>
        </draw:line>
        <draw:line draw:style-name="gr8" draw:text-style-name="P9" draw:layer="layout" svg:x1="22.93cm" svg:y1="4.361cm" svg:x2="22.93cm" svg:y2="11.235cm">
          <text:p/>
        </draw:line>
        <draw:custom-shape draw:style-name="gr1" draw:text-style-name="P11" draw:layer="layout" svg:width="1.652cm" svg:height="1.162cm" svg:x="21.778cm" svg:y="7.115cm">
          <text:p text:style-name="P1"><text:span text:style-name="T1">M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1" draw:text-style-name="P15" draw:layer="layout" svg:width="3.103cm" svg:height="1.068cm" svg:x="2.838cm" svg:y="4cm">
          <text:p text:style-name="P14"><text:span text:style-name="T7">Al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.102cm" svg:height="1.068cm" svg:x="5.407cm" svg:y="4.76cm">
          <text:p text:style-name="P14"><text:span text:style-name="T7">Box Id + fee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" draw:id="id2" draw:layer="layout" svg:width="20.395cm" svg:height="1.802cm" svg:x="2.805cm" svg:y="9.316cm">
          <text:p text:style-name="P14"><text:span text:style-name="T8">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1" draw:id="id1" draw:layer="layout" svg:width="3.548cm" svg:height="1.351cm" svg:x="9.14cm" svg:y="4.731cm">
          <text:p text:style-name="P14"><text:span text:style-name="T9">Jo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331cm" svg:height="1.351cm" svg:x="3.691cm" svg:y="4.8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6" draw:text-style-name="P16" draw:layer="layout" svg:x1="5.022cm" svg:y1="7.289cm" svg:x2="8.126cm" svg:y2="5.938cm">
          <text:p/>
        </draw:line>
        <draw:custom-shape draw:style-name="gr17" draw:text-style-name="P14" draw:layer="layout" svg:width="3.545cm" svg:height="1.351cm" svg:x="13.797cm" svg:y="4.731cm">
          <text:p text:style-name="P14"><text:span text:style-name="T9">Join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547cm" svg:height="1.351cm" svg:x="18.451cm" svg:y="4.731cm">
          <text:p text:style-name="P14"><text:span text:style-name="T9">Joiner</text:span></text:p>
          <draw:enhanced-geometry svg:viewBox="0 0 21600 21600" draw:type="rectangle" draw:enhanced-path="M 0 0 L 21600 0 21600 21600 0 21600 0 0 Z N"/>
        </draw:custom-shape>
        <draw:connector draw:style-name="gr19" draw:text-style-name="P17" draw:layer="layout" draw:type="line" svg:x1="10.914cm" svg:y1="6.082cm" svg:x2="13.002cm" svg:y2="9.316cm" draw:start-shape="id1" draw:start-glue-point="2" draw:end-shape="id2" svg:d="M10914 6082l2088 3234" svg:viewBox="0 0 2089 3235">
          <text:p/>
        </draw:connector>
        <draw:line draw:style-name="gr20" draw:text-style-name="P18" draw:layer="layout" svg:x1="4.357cm" svg:y1="9.316cm" svg:x2="4.357cm" svg:y2="6.163cm">
          <text:p/>
        </draw:line>
        <draw:line draw:style-name="gr20" draw:text-style-name="P18" draw:layer="layout" svg:x1="9.141cm" svg:y1="5.487cm" svg:x2="5.022cm" svg:y2="5.487cm">
          <text:p/>
        </draw:line>
        <draw:line draw:style-name="gr20" draw:text-style-name="P18" draw:layer="layout" svg:x1="10.564cm" svg:y1="9.316cm" svg:x2="10.564cm" svg:y2="6.163cm">
          <text:p/>
        </draw:line>
        <draw:line draw:style-name="gr20" draw:text-style-name="P18" draw:layer="layout" svg:x1="15.219cm" svg:y1="9.316cm" svg:x2="15.219cm" svg:y2="6.163cm">
          <text:p/>
        </draw:line>
        <draw:line draw:style-name="gr20" draw:text-style-name="P18" draw:layer="layout" svg:x1="19.875cm" svg:y1="9.316cm" svg:x2="19.875cm" svg:y2="6.163cm">
          <text:p/>
        </draw:line>
        <draw:line draw:style-name="gr20" draw:text-style-name="P18" draw:layer="layout" svg:x1="11.229cm" svg:y1="6.163cm" svg:x2="11.229cm" svg:y2="9.316cm">
          <text:p/>
        </draw:line>
        <draw:line draw:style-name="gr20" draw:text-style-name="P18" draw:layer="layout" svg:x1="15.885cm" svg:y1="6.165cm" svg:x2="15.885cm" svg:y2="9.318cm">
          <text:p/>
        </draw:line>
        <draw:line draw:style-name="gr20" draw:text-style-name="P18" draw:layer="layout" svg:x1="20.54cm" svg:y1="6.167cm" svg:x2="20.54cm" svg:y2="9.32cm">
          <text:p/>
        </draw:line>
        <draw:custom-shape draw:style-name="gr21" draw:text-style-name="P15" draw:layer="layout" svg:width="1.466cm" svg:height="1.069cm" svg:x="10.206cm" svg:y="7.11cm">
          <text:p text:style-name="P14"><text:span text:style-name="T7">Mix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466cm" svg:height="1.069cm" svg:x="14.862cm" svg:y="7.11cm">
          <text:p text:style-name="P14"><text:span text:style-name="T7">Mix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465cm" svg:height="1.069cm" svg:x="19.518cm" svg:y="7.11cm">
          <text:p text:style-name="P14"><text:span text:style-name="T7">Mi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068cm" svg:x="2.8cm" svg:y="6.885cm">
          <text:p text:style-name="P14"><text:span text:style-name="T7">Mix bo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cm" draw:marker-start="Rounded_20_short_20_Arrow" draw:marker-start-width="0.28cm" draw:marker-end-width="0.28cm" draw:fill="solid" draw:fill-color="#729fcf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1:30:09.566940834</meta:creation-date>
    <dc:date>2022-03-15T03:12:27.351026482</dc:date>
    <meta:editing-duration>PT42M19S</meta:editing-duration>
    <meta:editing-cycles>15</meta:editing-cycles>
    <meta:generator>LibreOffice/6.4.7.2$Linux_X86_64 LibreOffice_project/40$Build-2</meta:generator>
    <meta:document-statistic meta:object-count="68"/>
  </office:meta>
</office:document-meta>
</file>